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uildingEscape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uildingEscape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Right Click on “Content Browser-&gt;C++ Classes-&gt;BuildingEscape-&gt;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PawnDefaul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other chan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uildingEscap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22-12-2016</text:date>, <text:time>20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6-12-22T20:55:22.47</dc:date>
    <dc:creator>Gerard de Vries</dc:creator>
    <meta:editing-duration>P4DT7H7M33S</meta:editing-duration>
    <meta:editing-cycles>292</meta:editing-cycles>
    <meta:document-statistic meta:table-count="1" meta:cell-count="403" meta:object-count="0"/>
  </office:meta>
</office:document-meta>
</file>